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Segoe UI" svg:font-family="'Segoe U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
      <style:paragraph-properties style:text-autospace="none" style:writing-mode="lr-tb">
        <style:tab-stops>
          <style:tab-stop style:position="0.5in"/>
        </style:tab-stops>
      </style:paragraph-properties>
      <style:text-properties fo:color="#000000" style:font-name="Segoe UI" fo:font-size="11.5pt" fo:language="en" fo:country="US" style:font-name-asian="Segoe UI" style:font-size-asian="11.5pt" style:font-name-complex="Segoe UI" style:font-size-complex="11.5pt"/>
    </style:style>
    <style:style style:name="P2" style:family="paragraph" style:parent-style-name="Standard" style:list-style-name="">
      <style:paragraph-properties style:text-autospace="none" style:writing-mode="lr-tb">
        <style:tab-stops>
          <style:tab-stop style:position="0.5in"/>
        </style:tab-stops>
      </style:paragraph-properties>
      <style:text-properties fo:color="#000000" style:font-name="Segoe UI" fo:font-size="11.5pt" fo:language="en" fo:country="US" style:font-name-asian="Segoe UI" style:font-size-asian="11.5pt" style:font-name-complex="Segoe UI" style:font-size-complex="11.5pt"/>
    </style:style>
    <style:style style:name="P3" style:family="paragraph" style:parent-style-name="Standard" style:list-style-name="">
      <style:paragraph-properties style:text-autospace="none" style:writing-mode="lr-tb">
        <style:tab-stops>
          <style:tab-stop style:position="0.5in"/>
        </style:tab-stops>
      </style:paragraph-properties>
      <style:text-properties fo:color="#000000" style:font-name="Segoe UI" fo:font-size="11.5pt" fo:language="en" fo:country="US" style:font-name-asian="Segoe UI" style:font-size-asian="11.5pt" style:font-name-complex="Segoe UI" style:font-size-complex="11.5pt"/>
    </style:style>
    <style:style style:name="P4" style:family="paragraph" style:parent-style-name="Standard" style:list-style-name="">
      <style:paragraph-properties style:text-autospace="none" style:writing-mode="lr-tb">
        <style:tab-stops>
          <style:tab-stop style:position="0.5in"/>
        </style:tab-stops>
      </style:paragraph-properties>
      <style:text-properties fo:color="#000000" style:font-name="Segoe UI" fo:font-size="11.5pt" fo:language="en" fo:country="US" fo:font-weight="bold" style:font-name-asian="Segoe UI" style:font-size-asian="11.5pt" style:font-weight-asian="bold" style:font-name-complex="Segoe UI" style:font-size-complex="11.5pt" style:font-weight-complex="bold"/>
    </style:style>
    <style:style style:name="P5" style:family="paragraph" style:parent-style-name="Standard" style:list-style-name="">
      <style:paragraph-properties style:text-autospace="none" style:writing-mode="lr-tb">
        <style:tab-stops>
          <style:tab-stop style:position="0.5in"/>
        </style:tab-stops>
      </style:paragraph-properties>
      <style:text-properties fo:color="#000000" style:font-name="Segoe UI" fo:font-size="14pt" fo:language="en" fo:country="US" style:font-name-asian="Segoe UI" style:font-size-asian="14pt" style:font-name-complex="Segoe UI" style:font-size-complex="14pt"/>
    </style:style>
    <style:style style:name="P6" style:family="paragraph" style:parent-style-name="Standard" style:list-style-name="">
      <style:paragraph-properties style:text-autospace="none" style:writing-mode="lr-tb">
        <style:tab-stops>
          <style:tab-stop style:position="0.5in"/>
        </style:tab-stops>
      </style:paragraph-properties>
    </style:style>
    <style:style style:name="P7" style:family="paragraph" style:parent-style-name="Heading_20_1" style:list-style-name="">
      <style:paragraph-properties style:text-autospace="none" style:writing-mode="lr-tb">
        <style:tab-stops>
          <style:tab-stop style:position="0.5in"/>
        </style:tab-stops>
      </style:paragraph-properties>
      <style:text-properties fo:color="#000000" style:font-name="Segoe UI" fo:font-size="11.5pt" fo:language="en" fo:country="US" style:font-name-asian="Segoe UI" style:font-size-asian="11.5pt" style:font-name-complex="Segoe UI" style:font-size-complex="11.5pt"/>
    </style:style>
    <style:style style:name="T1" style:family="text">
      <style:text-properties fo:color="#000000" style:font-name="Segoe UI" fo:font-size="11.5pt" fo:language="en" fo:country="US" style:font-name-asian="Segoe UI" style:font-size-asian="11.5pt" style:font-name-complex="Segoe UI" style:font-size-complex="11.5pt"/>
    </style:style>
    <style:style style:name="T2" style:family="text">
      <style:text-properties fo:color="#000000" style:font-name="Segoe UI" fo:font-size="11.5pt" fo:language="en" fo:country="US" fo:font-weight="bold" style:font-name-asian="Segoe UI" style:font-size-asian="11.5pt" style:font-weight-asian="bold" style:font-name-complex="Segoe UI" style:font-size-complex="11.5pt" style:font-weight-complex="bold"/>
    </style:style>
    <style:style style:name="T3" style:family="text">
      <style:text-properties fo:font-weight="normal" style:font-weight-asian="normal" style:font-weight-complex="normal"/>
    </style:style>
    <style:style style:name="T4" style:family="text">
      <style:text-properties style:font-name="Arial1" fo:font-size="18pt" fo:font-weight="bold"/>
    </style:style>
    <style:style style:name="T5" style:family="text">
      <style:text-properties style:font-name="Arial1" fo:font-size="14pt" fo:font-weight="bold"/>
    </style:style>
    <style:style style:name="T6" style:family="text">
      <style:text-properties style:font-name="Arial1" fo:font-size="14pt" fo:font-weight="bold" style:font-size-asian="14pt" style:font-size-complex="14pt"/>
    </style:style>
    <style:style style:name="T7" style:family="text">
      <style:text-properties style:font-name="Arial1" fo:font-size="14pt" fo:font-weight="normal" style:font-size-asian="14pt" style:font-weight-asian="normal" style:font-size-complex="14pt" style:font-weight-complex="normal"/>
    </style:style>
    <style:style style:name="T8" style:family="text">
      <style:text-properties style:font-name="Arial1" fo:font-size="2pt" fo:font-weight="bold" style:font-size-asian="2pt" style:font-size-complex="2pt"/>
    </style:style>
    <style:style style:name="T9" style:family="text">
      <style:text-properties style:font-name="Arial1" fo:font-size="2pt" fo:font-weight="normal" style:font-size-asian="2pt" style:font-weight-asian="normal" style:font-size-complex="2pt" style:font-weight-complex="normal"/>
    </style:style>
    <style:style style:name="T10" style:family="text">
      <style:text-properties style:font-name="Arial1" fo:font-size="12pt" fo:font-weight="bold" style:font-size-asian="12pt" style:font-size-complex="12pt"/>
    </style:style>
    <style:style style:name="T11" style:family="text">
      <style:text-properties style:font-name="Arial1" fo:font-size="11pt" fo:font-weight="normal" style:font-size-asian="11pt" style:font-weight-asian="normal" style:font-size-complex="11pt" style:font-weight-complex="normal"/>
    </style:style>
    <style:style style:name="T12" style:family="text">
      <style:text-properties style:font-name="Arial1"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eural Networks vs Conventional Computers <text:span text:style-name="T3">(</text:span><text:a xlink:type="simple" xlink:href="http://www.tml.tkk.fi/Studies/Tik-110.300/1998/Newtech/neural_networks_2.html#HEADING2" text:style-name="Internet_20_link" text:visited-style-name="Visited_20_Internet_20_Link"><text:span text:style-name="T3">link: Helsinki University of Technology (CSE)</text:span></text:a><text:span text:style-name="T3">)</text:span></text:p>
      <text:p text:style-name="P2"/>
      <text:p text:style-name="P2">Parallelism is NNs characteristics, because the computations of its components are largely independent of each other. Neural networks and conventional algorithmic computers are not in competition but complement each other.</text:p>
      <text:p text:style-name="P2"/>
      <text:p text:style-name="P2">Different approach used to problem solving is the main difference between neural networks and conventional computers. Conventional computers use an algorithmic approach, for instance, the conventional computer follows a set of instructions in order to solve a problem. Thus, the specific steps must be well-defined so that the computer can follow to solve the problem. This rule restricts the problem solving ability of conventional computers. That means the computer must be given exactly how to solve a problem.</text:p>
      <text:p text:style-name="P2"/>
      <text:p text:style-name="P2">Neural networks can self-study by examples but they cannot be programmed to perform a specific task like conventional computers. Moreover, the examples must be selected carefully otherwise it might be functioning incorrectly or waste time.</text:p>
      <text:p text:style-name="P2"/>
      <text:p text:style-name="P5"/>
      <text:p text:style-name="P2"><text:span text:style-name="T6">Comparison between conventional computers and neural networks</text:span></text:p>
      <text:p text:style-name="P2"><text:span text:style-name="T12">(</text:span><text:a xlink:type="simple" xlink:href="https://cs.stanford.edu/people/eroberts/courses/soco/projects/neural-networks/Comparison/comparison.html" text:style-name="Internet_20_link" text:visited-style-name="Visited_20_Internet_20_Link"><text:span text:style-name="T12">link: Stanford (CS)</text:span></text:a><text:span text:style-name="T12">)</text:span><text:line-break/><text:span text:style-name="T10">Parallel processing</text:span><text:line-break/>One of the major advantages of the neural network is its ability to do many things at once. With traditional computers, processing is sequential--one task, then the next, then the next, and so on. The idea of threading makes it appear to the human user that many things are happening at one time. For instance, the Netscape throbber is shooting meteors at the same time that the page is loading. However, this is only an appearance; processes are not actually happening simultaneously.</text:p>
      <text:p text:style-name="Text_20_body">The artificial neural network is an inherently multiprocessor-friendly architecture. Without much modification, it goes beyond one or even two processors of the von Neumann architecture. The artificial neural network is designed from the onset to be parallel. Humans can listen to music at the same time they do their homework--at least, that's what we try to convince our parents in high school. With a massively parallel architecture, the neural network can accomplish a lot in less time. The tradeoff is that processors have to be specifically designed for the neural network.</text:p>
      <text:p text:style-name="Text_20_body"><text:span text:style-name="T10">The ways in which they function</text:span><text:line-break/>Another fundamental difference between traditional computers and artificial neural networks is the way in which they function. While computers function logically with a set of rules and calculations, artificial neural networks can function via images, pictures, and concepts.</text:p>
      <text:p text:style-name="Text_20_body">Based upon the way they function, traditional computers have to learn by rules, while artificial neural networks learn by example, by doing something and then learning from it. Because of these fundamental differences, the applications to which we can tailor them are extremely different. We will explore some of the applications later in the presentation.</text:p>
      <text:p text:style-name="Text_20_body"><text:span text:style-name="T10">Self-programming</text:span><text:line-break/>The "connections" or concepts learned by each type of architecture is different as well. The von Neumann computers are programmable by higher level languages like C or Java and then translating that down to the machine's assembly language. Because of their style of learning, artificial neural networks can, in essence, "program themselves." While the conventional computers must learn only by <text:soft-page-break/>doing different sequences or steps in an algorithm, neural networks are continuously adaptable by truly altering their own programming. It could be said that conventional computers are limited by their parts, while neural networks can work to become more than the sum of their parts.</text:p>
      <text:p text:style-name="Text_20_body"><text:span text:style-name="T10">Speed</text:span><text:line-break/>The speed of each computer is dependent upon different aspects of the processor. Von Neumann machines requires either big processors or the tedious, error-prone idea of parallel processors, while neural networks requires the use of multiple chips customly built for the application.</text:p>
      <text:p text:style-name="P2"/>
      <text:p text:style-name="P2"/>
      <text:p text:style-name="P2"/>
      <text:p text:style-name="P6"><text:span text:style-name="T2">Difference between human and neural networks</text:span><text:span text:style-name="T1"> <text:s/>(</text:span><text:a xlink:type="simple" xlink:href="http://ubiquity.acm.org/article.cfm?id=958078" text:style-name="Internet_20_link" text:visited-style-name="Visited_20_Internet_20_Link">link: acm</text:a><text:span text:style-name="T1">)</text:span></text:p>
      <text:p text:style-name="P2">Both can learn and become expert in an area and both are mortal. The main difference is, humans can forget but neural networks cannot. Once fully trained, a neural net will not forget. Whatever a neural network learns is hard-coded and becomes permanent. A human's knowledge is volatile and may not become permanent. There are several factors that cause our brain cells to die and if they do, the information that is stored in that part is lost and we start to forget.</text:p>
      <text:p text:style-name="P2"/>
      <text:p text:style-name="P2">The other difference is accuracy. Once a particular application or process is automated through a neural network, the results are repeatable and accurate. Whether the process is replicated one thousand times or one million times, the results will be the same and will be as accurate as calculated the first time. Human beings are not like that. The first 10 processes may be accurate, but later we may start to make mistakes in the process. Another key difference is speed. Neural networks can be hardware or software. It is obvious that neural networks are much faster than humans in processing data and informatio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7" text:outline-level="1"><text:soft-page-break/><text:a xlink:type="simple" xlink:href="http://scienceblogs.com/developingintelligence/2007/03/27/why-the-brain-is-not-like-a-co/" text:style-name="Internet_20_link" text:visited-style-name="Visited_20_Internet_20_Link">10 Differences Between Brains and Computers</text:a></text:h>
      <text:p text:style-name="P2"/>
      <text:p text:style-name="P2"/>
      <text:p text:style-name="P1"><text:span text:style-name="Strong_20_Emphasis">Difference # 1: Brains are analogue; computers are digital</text:span></text:p>
      <text:p text:style-name="Text_20_body">It’s easy to think that neurons are essentially binary, given that they fire an action potential if they reach a certain threshold, and otherwise do not fire. This superficial similarity to digital “1’s and 0’s” belies a wide variety of continuous and non-linear processes that directly influence neuronal processing.<text:line-break/><text:bookmark text:name="more-67"/><text:line-break/>For example, one of the primary mechanisms of information transmission appears to be the <text:span text:style-name="Strong_20_Emphasis">rate</text:span> at which neurons fire – an essentially continuous variable. Similarly, networks of neurons can fire in relative synchrony or in relative disarray; this coherence affects the strength of the signals received by downstream neurons. Finally, inside each and every neuron is a leaky integrator circuit, composed of a variety of ion channels and continuously fluctuating membrane potentials. </text:p>
      <text:p text:style-name="Text_20_body">Failure to recognize these important subtleties may have contributed to Minksy &amp; Papert’s infamous mischaracterization of perceptrons, a neural network without an intermediate layer between input and output. In linear networks, any function computed by a 3-layer network can also be computed by a suitably rearranged 2-layer network. In other words, combinations of multiple linear functions can be modeled precisely by just a single linear function. Since their simple 2-layer networks could not solve many important problems, Minksy &amp; Papert reasoned that that larger networks also could not. In contrast, the computations performed by more realistic (i.e., nonlinear) networks are highly dependent on the number of layers – thus, “perceptrons” grossly underestimate the computational power of neural networks.</text:p>
      <text:p text:style-name="Text_20_body"><text:span text:style-name="Strong_20_Emphasis">Difference # 2: The brain uses content-addressable memory</text:span></text:p>
      <text:p text:style-name="Text_20_body">In computers, information in memory is accessed by polling its precise memory address. This is known as byte-addressable memory. In contrast, the brain uses content-addressable memory, such that information can be accessed in memory through “spreading activation” from closely related concepts. For example, thinking of the word “fox” may automatically spread activation to memories related to other clever animals, fox-hunting horseback riders, or attractive members of the opposite sex.</text:p>
      <text:p text:style-name="Text_20_body">The end result is that your brain has a kind of “built-in Google,” in which just a few cues (key words) are enough to cause a full memory to be retrieved. Of course, similar things can be done in computers, mostly by building massive indices of stored data, which then also need to be stored and searched through for the relevant information (incidentally, this is pretty much what Google does, with a few twists).</text:p>
      <text:p text:style-name="Text_20_body">Although this may seem like a rather minor difference between computers and brains, it has profound effects on neural computation. For example, a lasting debate in cognitive psychology concerned whether information is lost from memory because of simply decay or because of interference from other information. In retrospect, this debate is partially based on the false asssumption that these two possibilities are dissociable, as they can be in computers. Many are now realizing that this debate represents a <text:a xlink:type="simple" xlink:href="http://act-r.psy.cmu.edu/papers/365/ema_cds_2002_a.pdf" text:style-name="Internet_20_link" text:visited-style-name="Visited_20_Internet_20_Link">false dichotomy</text:a>.</text:p>
      <text:p text:style-name="Text_20_body"><text:span text:style-name="Strong_20_Emphasis">Difference # 3: The brain is a massively parallel machine; computers are modular and serial</text:span></text:p>
      <text:p text:style-name="Text_20_body">An unfortunate legacy of the brain-computer metaphor is the tendency for cognitive psychologists to seek out modularity in the brain. For example, the idea that computers require memory has lead some to seek for the “memory area,” when in fact these distinctions are far more messy. One consequence of this over-simplification is that we are only now learning that “memory” regions (such as the <text:soft-page-break/>hippocampus) are also important for <text:a xlink:type="simple" xlink:href="http://cubic-parsec.blogspot.com/2007/01/hippocampus-and-imagination.html" text:style-name="Internet_20_link" text:visited-style-name="Visited_20_Internet_20_Link">imagination</text:a>, the <text:a xlink:type="simple" xlink:href="http://forebrain.blogspot.com/2007/01/goal-related-activity-in-hippocampal.html" text:style-name="Internet_20_link" text:visited-style-name="Visited_20_Internet_20_Link">representation of novel goals</text:a>, <text:a xlink:type="simple" xlink:href="http://www.ncbi.nlm.nih.gov/entrez/query.fcgi?cmd=Retrieve&amp;db=PubMed&amp;list_uids=5124915&amp;dopt=Abstract" text:style-name="Internet_20_link" text:visited-style-name="Visited_20_Internet_20_Link">spatial navigation</text:a>, and other diverse functions.</text:p>
      <text:p text:style-name="Text_20_body">Similarly, one could imagine there being a “language module” in the brain, as there might be in computers with natural language processing programs. Cognitive psychologists even claimed to have found this module, based on patients with damage to a region of the brain known as Broca’s area. More recent evidence has shown that language too is computed by widely distributed and domain-general neural circuits, and Broca’s area may also be involved in other computations (see <text:a xlink:type="simple" xlink:href="http://www.psych.upenn.edu/stslab/Language_organ.pdf" text:style-name="Internet_20_link" text:visited-style-name="Visited_20_Internet_20_Link">here for more on this</text:a>).</text:p>
      <text:p text:style-name="Text_20_body"><text:span text:style-name="Strong_20_Emphasis">Difference # 4: Processing speed is not fixed in the brain; there is no system clock</text:span></text:p>
      <text:p text:style-name="Text_20_body">The speed of neural information processing is subject to a variety of constraints, including the time for electrochemical signals to traverse axons and dendrites, axonal myelination, the diffusion time of neurotransmitters across the synaptic cleft, differences in synaptic efficacy, the coherence of neural firing, the current availability of neurotransmitters, and the prior history of neuronal firing. Although there are individual differences in something psychometricians call “processing speed,” this does not reflect a monolithic or unitary construct, and certainly nothing as concrete as the speed of a microprocessor. Instead, psychometric “processing speed” probably indexes a heterogenous combination of all the speed constraints mentioned above.</text:p>
      <text:p text:style-name="Text_20_body">Similarly, there does not appear to be any central clock in the brain, and there is debate as to how clock-like the brain’s time-keeping devices actually are. To use just one example, the cerebellum is often thought to calculate information involving precise timing, as required for delicate motor movements; however, recent evidence suggests that time-keeping in the brain bears more similarity to <text:a xlink:type="simple" xlink:href="http://www.scientificblogging.com/news/how_does_your_brain_tell_time_study_challenges_theory_of_inner_clock" text:style-name="Internet_20_link" text:visited-style-name="Visited_20_Internet_20_Link">ripples on a pond</text:a> than to a standard digital clock.</text:p>
      <text:p text:style-name="Text_20_body"><text:span text:style-name="Strong_20_Emphasis">Difference # 5 – Short-term memory is not like RAM</text:span></text:p>
      <text:p text:style-name="Text_20_body">Although the apparent similarities between RAM and short-term or “working” memory emboldened many early cognitive psychologists, a closer examination reveals strikingly important differences. Although RAM and short-term memory both seem to require power (sustained neuronal firing in the case of short-term memory, and electricity in the case of RAM), short-term memory seems to hold only “pointers” to long term memory whereas RAM holds data that is isomorphic to that being held on the hard disk. (See <text:a xlink:type="simple" xlink:href="http://www.ncbi.nlm.nih.gov/entrez/query.fcgi?cmd=Retrieve&amp;db=PubMed&amp;list_uids=15377128&amp;dopt=Abstract" text:style-name="Internet_20_link" text:visited-style-name="Visited_20_Internet_20_Link">here</text:a> for more about “attentional pointers” in short term memory). </text:p>
      <text:p text:style-name="Text_20_body">Unlike RAM, the capacity limit of short-term memory is not fixed; the capacity of short-term memory seems to fluctuate with differences in “processing speed” (see Difference #4) as well as with expertise and familiarity.</text:p>
      <text:p text:style-name="Text_20_body"><text:span text:style-name="Strong_20_Emphasis">Difference # 6: No hardware/software distinction can be made with respect to the brain or mind</text:span></text:p>
      <text:p text:style-name="Text_20_body">For years it was tempting to imagine that the brain was the hardware on which a “mind program” or “mind software” is executing. This gave rise to a variety of abstract program-like models of cognition, in which the details of how the brain actually executed those programs was considered irrelevant, in the same way that a Java program can accomplish the same function as a C++ program.</text:p>
      <text:p text:style-name="Text_20_body">Unfortunately, this appealing hardware/software distinction obscures an important fact: the mind emerges directly from the brain, and changes in the mind are always accompanied by changes in the brain. Any abstract information processing account of cognition will always need to specify how neuronal architecture can implement those processes – otherwise, cognitive modeling is grossly underconstrained. Some blame this misunderstanding for the infamous failure of “<text:a xlink:type="simple" xlink:href="http://www.psych.utoronto.ca/%7Ereingold/courses/ai/symbolic.html" text:style-name="Internet_20_link" text:visited-style-name="Visited_20_Internet_20_Link">symbolic AI</text:a>.”</text:p>
      <text:p text:style-name="Text_20_body"><text:span text:style-name="Strong_20_Emphasis">Difference # 7: Synapses are far more complex than electrical logic gates</text:span></text:p>
      <text:p text:style-name="Text_20_body"><text:soft-page-break/>Another pernicious feature of the brain-computer metaphor is that it seems to suggest that brains might also operate on the basis of electrical signals (action potentials) traveling along individual logical gates. Unfortunately, this is only half true. The signals which are propagated along axons are actually <text:span text:style-name="Emphasis">electrochemical</text:span> in nature, meaning that they travel much more slowly than electrical signals in a computer, and that they can be modulated in myriad ways. For example, signal transmission is dependent not only on the putative “logical gates” of synaptic architecture but also by the presence of a variety of chemicals in the synaptic cleft, the relative distance between synapse and dendrites, and many other factors. This adds to the complexity of the processing taking place at each synapse – and it is therefore profoundly wrong to think that neurons function merely as transistors.</text:p>
      <text:p text:style-name="Text_20_body"><text:span text:style-name="Strong_20_Emphasis">Difference #8: Unlike computers, processing and memory are performed by the same components in the brain</text:span></text:p>
      <text:p text:style-name="Text_20_body">Computers process information from memory using CPUs, and then write the results of that processing back to memory. <text:span text:style-name="Strong_20_Emphasis">No such distinction exists in the brain</text:span>. As neurons process information they are also modifying their synapses – which are themselves the substrate of memory. As a result, retrieval from memory always slightly alters those memories (usually making them stronger, but sometimes making them less accurate – see <text:a xlink:type="simple" xlink:href="http://develintel.blogspot.com/2006/05/origins-of-memory-distortion.html" text:style-name="Internet_20_link" text:visited-style-name="Visited_20_Internet_20_Link">here</text:a> for more on this).</text:p>
      <text:p text:style-name="Text_20_body"><text:span text:style-name="Strong_20_Emphasis">Difference # 9: The brain is a self-organizing system</text:span></text:p>
      <text:p text:style-name="Text_20_body">This point follows naturally from the previous point – experience profoundly and directly shapes the nature of neural information processing in a way that simply does not happen in traditional microprocessors. For example, the brain is a self-repairing circuit – something known as “trauma-induced plasticity” kicks in after injury. This can lead to a variety of interesting changes, including some that seem to unlock unused potential in the brain (known as <text:a xlink:type="simple" xlink:href="http://www.sciam.com/article.cfm?articleID=0006216C-45CB-116C-85CB83414B7F0000&amp;sc=I100322" text:style-name="Internet_20_link" text:visited-style-name="Visited_20_Internet_20_Link">acquired savantism</text:a>), and others that can result in profound cognitive dysfunction (as is unfortunately far more typical in traumatic brain injury and developmental disorders).</text:p>
      <text:p text:style-name="Text_20_body">One consequence of failing to recognize this difference has been in the field of neuropsychology, where the cognitive performance of brain-damaged patients is examined to determine the computational function of the damaged region. Unfortunately, because of the poorly-understood nature of trauma-induced plasticity, the logic cannot be so straightforward. Similar problems underlie work on developmental disorders and the emerging field of “cognitive genetics”, in which the consequences of neural self-organization <text:a xlink:type="simple" xlink:href="http://www.psychology.nottingham.ac.uk/staff/gs/Publications_files/TiCS_Final.pdf" text:style-name="Internet_20_link" text:visited-style-name="Visited_20_Internet_20_Link">are frequently neglected</text:a> .</text:p>
      <text:p text:style-name="Text_20_body"><text:span text:style-name="Strong_20_Emphasis">Difference # 10: Brains have bodies</text:span></text:p>
      <text:p text:style-name="Text_20_body">This is not as trivial as it might seem: it turns out that the brain takes surprising advantage of the fact that it has a body at its disposal. For example, despite your intuitive feeling that you could close your eyes and know the locations of objects around you, a series of experiments in the field of <text:a xlink:type="simple" xlink:href="http://viscog.beckman.uiuc.edu/djs_lab/demos.html" text:style-name="Internet_20_link" text:visited-style-name="Visited_20_Internet_20_Link">change blindness</text:a> has shown that our visual memories are actually quite sparse. In this case, the brain is “offloading” its memory requirements to the environment in which it exists: why bother remembering the location of objects when a quick glance will suffice? A surprising set of <text:a xlink:type="simple" xlink:href="http://search.bwh.harvard.edu/new/pubs/targetsearch.pdf" text:style-name="Internet_20_link" text:visited-style-name="Visited_20_Internet_20_Link">experiments by Jeremy Wolfe</text:a> has shown that even after being asked hundreds of times which simple geometrical shapes are displayed on a computer screen, human subjects continue to answer those questions by gaze rather than rote memory. A wide variety of evidence from other domains suggests that we are only beginning to understand the importance of embodiment in information processing.</text:p>
      <text:p text:style-name="Text_20_body"><text:span text:style-name="Strong_20_Emphasis">Bonus Difference: The brain is much, much bigger than any [current] computer</text:span></text:p>
      <text:p text:style-name="Text_20_body">Accurate biological models of the brain would have to include some 225,000,000,000,000,000 (225 million billion) interactions between cell types, neurotransmitters, neuromodulators, axonal branches and dendritic spines, and that doesn’t include the influences of dendritic geometry, or the <text:soft-page-break/>approximately 1 trillion glial cells which may or may not be important for neural information processing. Because the brain is nonlinear, and because it is so much larger than all current computers, it seems likely that it functions in a completely different fashion. (See <text:a xlink:type="simple" xlink:href="http://develintel.blogspot.com/2006/01/complexity-and-biologically-accurate_04.html" text:style-name="Internet_20_link" text:visited-style-name="Visited_20_Internet_20_Link">here</text:a> for more on this.) The brain-computer metaphor obscures this important, though perhaps obvious, difference in raw computational power.</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Segoe UI" svg:font-family="'Segoe U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umit Dey</meta:initial-creator>
    <meta:creation-date>2016-02-21T12:26:02.34</meta:creation-date>
    <meta:document-statistic meta:table-count="0" meta:image-count="0" meta:object-count="0" meta:page-count="6" meta:paragraph-count="45" meta:word-count="2611" meta:character-count="16958"/>
    <dc:date>2016-02-21T14:03:02.20</dc:date>
    <dc:creator>Sumit Dey</dc:creator>
    <meta:editing-duration>PT1H21M49S</meta:editing-duration>
    <meta:editing-cycles>1</meta:editing-cycles>
    <meta:generator>OpenOffice/4.1.2$Win32 OpenOffice.org_project/412m3$Build-9782</meta:generator>
  </office:meta>
</office:document-meta>
</file>